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urce ~/yolovenv/bin/activate</text:p>
      <text:p text:style-name="Standard"/>
      <text:p text:style-name="Standard"/>
      <text:p text:style-name="Standard">https://github.com/Labellerr/Hands-On-Learning-in-Computer-Vision/blob/main/Model%20Notebooks/YOLO/YOLOv11/YOLO-EXP-all-vision-task.ipyn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9T11:30:06.917885422</meta:creation-date>
    <dc:date>2025-06-29T11:49:30.616939717</dc:date>
    <meta:editing-duration>PT9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" meta:character-count="167" meta:non-whitespace-character-count="166"/>
  </office:meta>
</office:document-meta>
</file>